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6.715cm" svg:y="9.13cm">
          <text:p text:style-name="P1">any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67cm" svg:height="2.807cm" svg:x="5.121cm" svg:y="7.985cm">
          <text:p text:style-name="P1">JOIN: equality join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5.08cm" svg:x="4.81cm" svg:y="6.08cm">
          <text:p text:style-name="P1">SEARCH: word search<text:line-break/>(only for text fields)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29cm" svg:height="6.69cm" svg:x="4.514cm" svg:y="4.81cm">
          <text:p text:style-name="P1">DET: equality selec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16.07cm" svg:y="9.13cm">
          <text:p text:style-name="P1">any valu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2cm" svg:height="2.781cm" svg:x="14.335cm" svg:y="8.011cm">
          <text:p text:style-name="P1">OPE-JOIN: inequality join</text:p>
          <text:p text:style-name="P1"/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95cm" svg:height="5.08cm" svg:x="14.005cm" svg:y="6.08cm">
          <text:p text:style-name="P1">OPE: comparison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93cm" svg:height="6.69cm" svg:x="13.69cm" svg:y="4.81cm">
          <text:p text:style-name="P1">RND: no functionalit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26cm" svg:x="24.195cm" svg:y="7.995cm">
          <text:p text:style-name="P1">int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28cm" svg:height="3.175cm" svg:x="23.025cm" svg:y="6.715cm">
          <text:p text:style-name="P1">HOM: sum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4.445cm" svg:height="1.038cm" svg:x="7.315cm" svg:y="11.93cm">
          <draw:text-box>
            <text:p>Onion 1</text:p>
          </draw:text-box>
        </draw:frame>
        <draw:frame draw:style-name="gr2" draw:layer="layout" svg:width="4.445cm" svg:height="1.038cm" svg:x="16.752cm" svg:y="11.93cm">
          <draw:text-box>
            <text:p>Onion 2</text:p>
          </draw:text-box>
        </draw:frame>
        <draw:frame draw:style-name="gr2" draw:layer="layout" svg:width="4.445cm" svg:height="1.038cm" svg:x="24.417cm" svg:y="11.93cm">
          <draw:text-box>
            <text:p>Onion 3</text:p>
          </draw:text-box>
        </draw:frame>
        <draw:custom-shape draw:style-name="gr1" draw:text-style-name="P1" draw:layer="layout" svg:width="8.86cm" svg:height="8.257cm" svg:x="4.199cm" svg:y="3.54cm">
          <text:p text:style-name="P1">RND: no functionalit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03-10T20:31:55</meta:creation-date>
    <dc:date>2010-10-31T20:09:13</dc:date>
    <dc:creator>Nickolai Zeldovich</dc:creator>
    <meta:editing-duration>PT04H42M15S</meta:editing-duration>
    <meta:editing-cycles>20</meta:editing-cycles>
    <meta:generator>OpenOffice.org/3.2$Unix OpenOffice.org_project/320m19$Build-9505</meta:generator>
    <meta:document-statistic meta:object-count="14"/>
  </office:meta>
</office:document-meta>
</file>